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e6a39" draw:marker-start-width="0.279cm" draw:marker-end-width="0.279cm" draw:fill-color="#ffffd7" draw:textarea-horizontal-align="justify" draw:textarea-vertical-align="middle" draw:auto-grow-height="false" fo:min-height="4.798cm" fo:min-width="4.348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svg:stroke-color="#1e6a3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Fine_20_Dashed" svg:stroke-color="#c9211e" draw:fill-color="#ffffd7" draw:textarea-horizontal-align="justify" draw:textarea-vertical-align="middle" draw:auto-grow-height="false" fo:min-height="0.317cm" fo:min-width="3.724cm"/>
      <style:paragraph-properties style:writing-mode="lr-tb"/>
    </style:style>
    <style:style style:name="gr4" style:family="graphic" style:parent-style-name="Arrow_20_Line">
      <style:graphic-properties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1.297cm"/>
      <style:paragraph-properties style:writing-mode="lr-tb"/>
    </style:style>
    <style:style style:name="gr6" style:family="graphic" style:parent-style-name="standard">
      <style:graphic-properties svg:stroke-color="#000000" draw:marker-start="Arrow" draw:marker-start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2.322cm"/>
      <style:paragraph-properties style:writing-mode="lr-tb"/>
    </style:style>
    <style:style style:name="gr8" style:family="graphic" style:parent-style-name="standard">
      <style:graphic-properties draw:stroke="dash" draw:stroke-dash="Double_20_Dash" svg:stroke-width="0.053cm" svg:stroke-color="#1e6a39" draw:marker-start-width="0.279cm" draw:marker-end-width="0.279cm" draw:fill-color="#ffffd7" draw:textarea-horizontal-align="justify" draw:textarea-vertical-align="middle" draw:auto-grow-height="false" fo:min-height="0.516cm" fo:min-width="2.666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Fine_20_Dashed" svg:stroke-color="#c9211e" draw:fill-color="#ffffd7" draw:textarea-horizontal-align="justify" draw:textarea-vertical-align="middle" draw:auto-grow-height="false" fo:min-height="0.317cm" fo:min-width="2.5cm"/>
      <style:paragraph-properties style:writing-mode="lr-tb"/>
    </style:style>
    <style:style style:name="P1" style:family="paragraph">
      <loext:graphic-properties draw:fill-color="#ffffd7"/>
      <style:paragraph-properties fo:text-align="center" style:writing-mode="lr-tb"/>
      <style:text-properties style:font-name="Noto Sans1" fo:font-size="10pt" style:font-size-asian="10pt" style:font-size-complex="10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color="#1e6a39" style:font-name="Noto Sans1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ffffd7"/>
      <style:paragraph-properties fo:text-align="center" style:writing-mode="lr-tb"/>
      <style:text-properties fo:color="#1e6a39" style:font-name="Noto Sans1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 style:writing-mode="lr-tb"/>
      <style:text-properties fo:color="#1e6a39" style:font-name="Noto Sans1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-color="#ffffd7"/>
      <style:paragraph-properties fo:text-align="center" style:writing-mode="lr-tb"/>
      <style:text-properties fo:color="#1e6a39" style:font-name="Noto Sans1" fo:font-size="10pt" fo:font-style="italic" style:font-size-asian="10pt" style:font-style-asian="italic" style:font-size-complex="10pt" style:font-style-complex="italic"/>
    </style:style>
    <style:style style:name="P7" style:family="paragraph">
      <style:paragraph-properties fo:text-align="start" style:writing-mode="lr-tb"/>
      <style:text-properties fo:color="#1e6a39" style:font-name="Noto Sans1" fo:font-size="10pt" style:font-size-asian="10pt" style:font-size-complex="10pt"/>
    </style:style>
    <style:style style:name="P8" style:family="paragraph">
      <loext:graphic-properties draw:fill-color="#ffffd7"/>
      <style:paragraph-properties fo:text-align="center" style:writing-mode="lr-tb"/>
      <style:text-properties fo:color="#1e6a39" style:font-name="Noto Sans1"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1" fo:font-size="10pt" style:font-size-asian="10pt" style:font-size-complex="10pt"/>
    </style:style>
    <style:style style:name="P10" style:family="paragraph">
      <style:paragraph-properties fo:text-align="center" style:writing-mode="lr-tb"/>
      <style:text-properties style:font-name="Noto Sans1"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style:font-name="Noto Sans1"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loext:graphic-properties draw:fill-color="#ffffd7"/>
      <style:paragraph-properties fo:text-align="center"/>
    </style:style>
    <style:style style:name="P14" style:family="paragraph">
      <style:paragraph-properties fo:text-align="center" style:writing-mode="lr-tb"/>
      <style:text-properties fo:color="#1e6a39" style:font-name="Noto Sans1" fo:font-size="10pt" style:font-size-asian="10pt" style:font-size-complex="10pt"/>
    </style:style>
    <style:style style:name="T1" style:family="text">
      <style:text-properties fo:color="#1e6a39" style:font-name="Noto Sans1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1e6a39" style:font-name="Noto Sans1" fo:font-size="10pt" fo:font-style="italic" style:font-size-asian="10pt" style:font-style-asian="italic" style:font-size-complex="10pt" style:font-style-complex="italic"/>
    </style:style>
    <style:style style:name="T3" style:family="text">
      <style:text-properties fo:color="#1e6a39" style:font-name="Noto Sans1"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Noto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Noto Sans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9cm" svg:height="5.1cm" svg:x="3.1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8cm" svg:y1="4.417cm" svg:x2="8.08cm" svg:y2="4.417cm">
          <text:p/>
        </draw:line>
        <draw:line draw:style-name="gr2" draw:text-style-name="P2" draw:layer="layout" svg:x1="3.18cm" svg:y1="6.8cm" svg:x2="8.08cm" svg:y2="6.8cm">
          <text:p/>
        </draw:line>
        <draw:custom-shape draw:style-name="gr3" draw:text-style-name="P4" draw:layer="layout" svg:width="4.224cm" svg:height="0.567cm" svg:x="3.518cm" svg:y="3.283cm">
          <text:p text:style-name="P3"><text:span text:style-name="T1">Tit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.224cm" svg:height="0.567cm" svg:x="3.502cm" svg:y="4.7cm">
          <text:p text:style-name="P5"><text:span text:style-name="T2">Kursive Textzeil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4.224cm" svg:height="0.567cm" svg:x="3.48cm" svg:y="5.633cm">
          <text:p text:style-name="P7"><text:span text:style-name="T3">Normale Textze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4" draw:text-style-name="P10" draw:layer="measurelines" svg:x1="3.186cm" svg:y1="3.6cm" svg:x2="3.486cm" svg:y2="3.6cm">
          <text:p text:style-name="P9"><text:span text:style-name="T4">Padding</text:span></text:p>
        </draw:measure>
        <draw:frame draw:style-name="gr5" draw:text-style-name="P11" draw:layer="layout" svg:width="3.588cm" svg:height="1.209cm" svg:x="9.18cm" svg:y="3.2cm">
          <draw:text-box>
            <text:p><text:span text:style-name="T5">Textbox mit fett </text:span></text:p>
            <text:p><text:span text:style-name="T5">gezeichnetem Text</text:span></text:p>
          </draw:text-box>
        </draw:frame>
        <draw:line draw:style-name="gr6" draw:text-style-name="P12" draw:layer="layout" svg:x1="7.78cm" svg:y1="3.6cm" svg:x2="9.28cm" svg:y2="3.6cm">
          <text:p/>
        </draw:line>
        <draw:frame draw:style-name="gr7" draw:text-style-name="P11" draw:layer="layout" svg:width="4.498cm" svg:height="0.73cm" svg:x="8.902cm" svg:y="6.8cm">
          <draw:text-box>
            <text:p><text:span text:style-name="T5">Compartment (hier leer)</text:span></text:p>
          </draw:text-box>
        </draw:frame>
        <draw:line draw:style-name="gr6" draw:text-style-name="P12" draw:layer="layout" svg:x1="7.78cm" svg:y1="7.2cm" svg:x2="9.002cm" svg:y2="7.2cm">
          <text:p/>
        </draw:line>
        <draw:measure draw:style-name="gr4" draw:text-style-name="P10" draw:layer="measurelines" svg:x1="3.58cm" svg:y1="5.637cm" svg:x2="3.58cm" svg:y2="5.3cm">
          <text:p text:style-name="P9"><text:span text:style-name="T4">Padding</text:span></text:p>
        </draw:measure>
        <draw:custom-shape draw:style-name="gr8" draw:text-style-name="P13" draw:layer="layout" svg:width="3.2cm" svg:height="0.8cm" svg:x="6.402cm" svg:y="2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cm" svg:height="0.567cm" svg:x="6.502cm" svg:y="2.533cm">
          <text:p text:style-name="P14"><text:span text:style-name="T3">Tex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9T12:12:46.435527560</meta:creation-date>
    <dc:date>2020-12-17T15:10:10.525666997</dc:date>
    <meta:editing-duration>PT33M11S</meta:editing-duration>
    <meta:editing-cycles>7</meta:editing-cycles>
    <meta:generator>LibreOffice/6.4.6.2$Linux_X86_64 LibreOffice_project/40$Build-2</meta:generator>
    <meta:document-statistic meta:object-count="14"/>
  </office:meta>
</office:document-meta>
</file>